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font-style="normal" style:text-underline-style="none" style:font-style-asian="normal" style:font-style-complex="normal"/>
    </style:style>
    <style:style style:name="ce6" style:family="table-cell" style:parent-style-name="Default" style:data-style-name="N2">
      <style:text-properties fo:font-style="normal" style:font-style-asian="normal" style:font-style-complex="normal"/>
    </style:style>
    <style:style style:name="ce7" style:family="table-cell" style:parent-style-name="Default" style:data-style-name="N2"/>
    <style:style style:name="gr1" style:family="graphic">
      <style:graphic-properties draw:ole-draw-aspect="1"/>
    </style:style>
    <style:style style:name="T1" style:family="text">
      <style:text-properties style:text-position="sub 58%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 table:number-columns-repeated="5"/>
          <table:table-cell/>
        </table:table-row>
        <table:table-row table:style-name="ro2">
          <table:table-cell table:number-columns-repeated="4"/>
          <table:table-cell table:style-name="ce3" office:value-type="string">
            <text:p>Density</text:p>
          </table:table-cell>
          <table:table-cell table:style-name="ce3" office:value-type="string">
            <text:p>Speed<text:span text:style-name="T1">max</text:span></text:p>
          </table:table-cell>
          <table:table-cell table:style-name="ce3" office:value-type="string">
            <text:p>FlowSpeed</text:p>
          </table:table-cell>
          <table:table-cell table:style-name="ce3" office:value-type="string">
            <text:p>MediumSpeed</text:p>
          </table:table-cell>
          <table:table-cell table:style-name="ce3" office:value-type="string">
            <text:p>Speed</text:p>
          </table:table-cell>
          <table:table-cell>
            <draw:frame table:end-cell-address="Sheet1.R24" table:end-x="0.4035in" table:end-y="0.1213in" draw:z-index="0" draw:style-name="gr1" svg:width="6.9173in" svg:height="3.8799in" svg:x="0.5984in" svg:y="0.0004in">
              <draw:object draw:notify-on-update-of-ranges="Sheet1.E4:Sheet1.E34 Sheet1.I3:Sheet1.I3 Sheet1.I4:Sheet1.I34 Sheet1.F3:Sheet1.F3 Sheet1.F4:Sheet1.F34 Sheet1.G3:Sheet1.G3 Sheet1.G4:Sheet1.G34 Sheet1.H3:Sheet1.H3 Sheet1.H4:Sheet1.H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Density_max</text:p>
          </table:table-cell>
          <table:table-cell table:style-name="ce2" office:value-type="float" office:value="0.8">
            <text:p>0.8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formula="of:=MAX([.$F$4]+([.E4]-[.$B$5])/([.$B$4] - [.$B$5]) * ([.$G$4]-[.$F$4]); 0)" office:value-type="float" office:value="23.6666666666667">
            <text:p>23.67</text:p>
          </table:table-cell>
          <table:table-cell table:formula="of:=IF([.E4] &gt;= [.$B$4];[.$G$4];IF([.E4] &lt;= [.$B$5];[.$F$4];[.H4]))" office:value-type="float" office:value="12">
            <text:p>12.00</text:p>
          </table:table-cell>
          <table:table-cell/>
        </table:table-row>
        <table:table-row table:style-name="ro1">
          <table:table-cell table:style-name="ce1" office:value-type="string">
            <text:p>Density_min</text:p>
          </table:table-cell>
          <table:table-cell table:style-name="ce2" office:value-type="float" office:value="0.5">
            <text:p>0.5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5]-[.$B$5])/([.$B$4] - [.$B$5]) * ([.$G$4]-[.$F$4]); 0)" office:value-type="float" office:value="22.5">
            <text:p>22.50</text:p>
          </table:table-cell>
          <table:table-cell table:formula="of:=IF([.E5] &gt;= [.$B$4];[.$G$4];IF([.E5] &lt;= [.$B$5];[.$F$4];[.H5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>
            <text:p>0.1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6]-[.$B$5])/([.$B$4] - [.$B$5]) * ([.$G$4]-[.$F$4]); 0)" office:value-type="float" office:value="21.3333333333333">
            <text:p>21.33</text:p>
          </table:table-cell>
          <table:table-cell table:formula="of:=IF([.E6] &gt;= [.$B$4];[.$G$4];IF([.E6] &lt;= [.$B$5];[.$F$4];[.H6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5">
            <text:p>0.1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7]-[.$B$5])/([.$B$4] - [.$B$5]) * ([.$G$4]-[.$F$4]); 0)" office:value-type="float" office:value="20.1666666666667">
            <text:p>20.17</text:p>
          </table:table-cell>
          <table:table-cell table:formula="of:=IF([.E7] &gt;= [.$B$4];[.$G$4];IF([.E7] &lt;= [.$B$5];[.$F$4];[.H7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8]-[.$B$5])/([.$B$4] - [.$B$5]) * ([.$G$4]-[.$F$4]); 0)" office:value-type="float" office:value="19">
            <text:p>19.00</text:p>
          </table:table-cell>
          <table:table-cell table:formula="of:=IF([.E8] &gt;= [.$B$4];[.$G$4];IF([.E8] &lt;= [.$B$5];[.$F$4];[.H8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5">
            <text:p>0.2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9]-[.$B$5])/([.$B$4] - [.$B$5]) * ([.$G$4]-[.$F$4]); 0)" office:value-type="float" office:value="17.8333333333333">
            <text:p>17.83</text:p>
          </table:table-cell>
          <table:table-cell table:formula="of:=IF([.E9] &gt;= [.$B$4];[.$G$4];IF([.E9] &lt;= [.$B$5];[.$F$4];[.H9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">
            <text:p>0.3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10]-[.$B$5])/([.$B$4] - [.$B$5]) * ([.$G$4]-[.$F$4]); 0)" office:value-type="float" office:value="16.6666666666667">
            <text:p>16.67</text:p>
          </table:table-cell>
          <table:table-cell table:formula="of:=IF([.E10] &gt;= [.$B$4];[.$G$4];IF([.E10] &lt;= [.$B$5];[.$F$4];[.H10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5">
            <text:p>0.3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11]-[.$B$5])/([.$B$4] - [.$B$5]) * ([.$G$4]-[.$F$4]); 0)" office:value-type="float" office:value="15.5">
            <text:p>15.50</text:p>
          </table:table-cell>
          <table:table-cell table:formula="of:=IF([.E11] &gt;= [.$B$4];[.$G$4];IF([.E11] &lt;= [.$B$5];[.$F$4];[.H11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>
            <text:p>0.4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12]-[.$B$5])/([.$B$4] - [.$B$5]) * ([.$G$4]-[.$F$4]); 0)" office:value-type="float" office:value="14.3333333333333">
            <text:p>14.33</text:p>
          </table:table-cell>
          <table:table-cell table:formula="of:=IF([.E12] &gt;= [.$B$4];[.$G$4];IF([.E12] &lt;= [.$B$5];[.$F$4];[.H12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3]-[.$B$5])/([.$B$4] - [.$B$5]) * ([.$G$4]-[.$F$4]); 0)" office:value-type="float" office:value="13.1666666666667">
            <text:p>13.17</text:p>
          </table:table-cell>
          <table:table-cell table:formula="of:=IF([.E13] &gt;= [.$B$4];[.$G$4];IF([.E13] &lt;= [.$B$5];[.$F$4];[.H13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4]-[.$B$5])/([.$B$4] - [.$B$5]) * ([.$G$4]-[.$F$4]); 0)" office:value-type="float" office:value="12">
            <text:p>12.00</text:p>
          </table:table-cell>
          <table:table-cell table:formula="of:=IF([.E14] &gt;= [.$B$4];[.$G$4];IF([.E14] &lt;= [.$B$5];[.$F$4];[.H14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5">
            <text:p>0.55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5]-[.$B$5])/([.$B$4] - [.$B$5]) * ([.$G$4]-[.$F$4]); 0)" office:value-type="float" office:value="10.8333333333333">
            <text:p>10.83</text:p>
          </table:table-cell>
          <table:table-cell table:formula="of:=IF([.E15] &gt;= [.$B$4];[.$G$4];IF([.E15] &lt;= [.$B$5];[.$F$4];[.H15]))" office:value-type="float" office:value="10.8333333333333">
            <text:p>10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">
            <text:p>0.6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6]-[.$B$5])/([.$B$4] - [.$B$5]) * ([.$G$4]-[.$F$4]); 0)" office:value-type="float" office:value="9.66666666666666">
            <text:p>9.67</text:p>
          </table:table-cell>
          <table:table-cell table:formula="of:=IF([.E16] &gt;= [.$B$4];[.$G$4];IF([.E16] &lt;= [.$B$5];[.$F$4];[.H16]))" office:value-type="float" office:value="9.66666666666666">
            <text:p>9.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5">
            <text:p>0.65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7]-[.$B$5])/([.$B$4] - [.$B$5]) * ([.$G$4]-[.$F$4]); 0)" office:value-type="float" office:value="8.5">
            <text:p>8.50</text:p>
          </table:table-cell>
          <table:table-cell table:formula="of:=IF([.E17] &gt;= [.$B$4];[.$G$4];IF([.E17] &lt;= [.$B$5];[.$F$4];[.H17]))" office:value-type="float" office:value="8.5">
            <text:p>8.5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">
            <text:p>0.7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8]-[.$B$5])/([.$B$4] - [.$B$5]) * ([.$G$4]-[.$F$4]); 0)" office:value-type="float" office:value="7.33333333333333">
            <text:p>7.33</text:p>
          </table:table-cell>
          <table:table-cell table:formula="of:=IF([.E18] &gt;= [.$B$4];[.$G$4];IF([.E18] &lt;= [.$B$5];[.$F$4];[.H18]))" office:value-type="float" office:value="7.33333333333333">
            <text:p>7.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5">
            <text:p>0.75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19]-[.$B$5])/([.$B$4] - [.$B$5]) * ([.$G$4]-[.$F$4]); 0)" office:value-type="float" office:value="6.16666666666667">
            <text:p>6.17</text:p>
          </table:table-cell>
          <table:table-cell table:formula="of:=IF([.E19] &gt;= [.$B$4];[.$G$4];IF([.E19] &lt;= [.$B$5];[.$F$4];[.H19]))" office:value-type="float" office:value="6.16666666666667">
            <text:p>6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formula="of:=[.$F$4]" office:value-type="float" office:value="12">
            <text:p>12</text:p>
          </table:table-cell>
          <table:table-cell table:style-name="ce5" table:formula="of:=[.$G$4]" office:value-type="float" office:value="5">
            <text:p>5</text:p>
          </table:table-cell>
          <table:table-cell table:formula="of:=MAX([.$F$4]+([.E20]-[.$B$5])/([.$B$4] - [.$B$5]) * ([.$G$4]-[.$F$4]); 0)" office:value-type="float" office:value="5">
            <text:p>5.00</text:p>
          </table:table-cell>
          <table:table-cell table:formula="of:=IF([.E20] &gt;= [.$B$4];[.$G$4];IF([.E20] &lt;= [.$B$5];[.$F$4];[.H20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5">
            <text:p>0.8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1]-[.$B$5])/([.$B$4] - [.$B$5]) * ([.$G$4]-[.$F$4]); 0)" office:value-type="float" office:value="3.83333333333333">
            <text:p>3.83</text:p>
          </table:table-cell>
          <table:table-cell table:formula="of:=IF([.E21] &gt;= [.$B$4];[.$G$4];IF([.E21] &lt;= [.$B$5];[.$F$4];[.H21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">
            <text:p>0.9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2]-[.$B$5])/([.$B$4] - [.$B$5]) * ([.$G$4]-[.$F$4]); 0)" office:value-type="float" office:value="2.66666666666667">
            <text:p>2.67</text:p>
          </table:table-cell>
          <table:table-cell table:formula="of:=IF([.E22] &gt;= [.$B$4];[.$G$4];IF([.E22] &lt;= [.$B$5];[.$F$4];[.H22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5">
            <text:p>0.9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3]-[.$B$5])/([.$B$4] - [.$B$5]) * ([.$G$4]-[.$F$4]); 0)" office:value-type="float" office:value="1.5">
            <text:p>1.50</text:p>
          </table:table-cell>
          <table:table-cell table:formula="of:=IF([.E23] &gt;= [.$B$4];[.$G$4];IF([.E23] &lt;= [.$B$5];[.$F$4];[.H23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4]-[.$B$5])/([.$B$4] - [.$B$5]) * ([.$G$4]-[.$F$4]); 0)" office:value-type="float" office:value="0.333333333333334">
            <text:p>0.33</text:p>
          </table:table-cell>
          <table:table-cell table:formula="of:=IF([.E24] &gt;= [.$B$4];[.$G$4];IF([.E24] &lt;= [.$B$5];[.$F$4];[.H24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5">
            <text:p>1.0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5]-[.$B$5])/([.$B$4] - [.$B$5]) * ([.$G$4]-[.$F$4]); 0)" office:value-type="float" office:value="0">
            <text:p>0.00</text:p>
          </table:table-cell>
          <table:table-cell table:formula="of:=IF([.E25] &gt;= [.$B$4];[.$G$4];IF([.E25] &lt;= [.$B$5];[.$F$4];[.H25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">
            <text:p>1.1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6]-[.$B$5])/([.$B$4] - [.$B$5]) * ([.$G$4]-[.$F$4]); 0)" office:value-type="float" office:value="0">
            <text:p>0.00</text:p>
          </table:table-cell>
          <table:table-cell table:formula="of:=IF([.E26] &gt;= [.$B$4];[.$G$4];IF([.E26] &lt;= [.$B$5];[.$F$4];[.H26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5">
            <text:p>1.1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7]-[.$B$5])/([.$B$4] - [.$B$5]) * ([.$G$4]-[.$F$4]); 0)" office:value-type="float" office:value="0">
            <text:p>0.00</text:p>
          </table:table-cell>
          <table:table-cell table:formula="of:=IF([.E27] &gt;= [.$B$4];[.$G$4];IF([.E27] &lt;= [.$B$5];[.$F$4];[.H27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">
            <text:p>1.2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8]-[.$B$5])/([.$B$4] - [.$B$5]) * ([.$G$4]-[.$F$4]); 0)" office:value-type="float" office:value="0">
            <text:p>0.00</text:p>
          </table:table-cell>
          <table:table-cell table:formula="of:=IF([.E28] &gt;= [.$B$4];[.$G$4];IF([.E28] &lt;= [.$B$5];[.$F$4];[.H28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5">
            <text:p>1.2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29]-[.$B$5])/([.$B$4] - [.$B$5]) * ([.$G$4]-[.$F$4]); 0)" office:value-type="float" office:value="0">
            <text:p>0.00</text:p>
          </table:table-cell>
          <table:table-cell table:formula="of:=IF([.E29] &gt;= [.$B$4];[.$G$4];IF([.E29] &lt;= [.$B$5];[.$F$4];[.H29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">
            <text:p>1.3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30]-[.$B$5])/([.$B$4] - [.$B$5]) * ([.$G$4]-[.$F$4]); 0)" office:value-type="float" office:value="0">
            <text:p>0.00</text:p>
          </table:table-cell>
          <table:table-cell table:formula="of:=IF([.E30] &gt;= [.$B$4];[.$G$4];IF([.E30] &lt;= [.$B$5];[.$F$4];[.H30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5">
            <text:p>1.3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31]-[.$B$5])/([.$B$4] - [.$B$5]) * ([.$G$4]-[.$F$4]); 0)" office:value-type="float" office:value="0">
            <text:p>0.00</text:p>
          </table:table-cell>
          <table:table-cell table:formula="of:=IF([.E31] &gt;= [.$B$4];[.$G$4];IF([.E31] &lt;= [.$B$5];[.$F$4];[.H31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">
            <text:p>1.4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32]-[.$B$5])/([.$B$4] - [.$B$5]) * ([.$G$4]-[.$F$4]); 0)" office:value-type="float" office:value="0">
            <text:p>0.00</text:p>
          </table:table-cell>
          <table:table-cell table:formula="of:=IF([.E32] &gt;= [.$B$4];[.$G$4];IF([.E32] &lt;= [.$B$5];[.$F$4];[.H32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5">
            <text:p>1.4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33]-[.$B$5])/([.$B$4] - [.$B$5]) * ([.$G$4]-[.$F$4]); 0)" office:value-type="float" office:value="0">
            <text:p>0.00</text:p>
          </table:table-cell>
          <table:table-cell table:formula="of:=IF([.E33] &gt;= [.$B$4];[.$G$4];IF([.E33] &lt;= [.$B$5];[.$F$4];[.H33]))" office:value-type="float" office:value="5">
            <text:p>5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table:formula="of:=[.$F$4]" office:value-type="float" office:value="12">
            <text:p>12</text:p>
          </table:table-cell>
          <table:table-cell table:formula="of:=[.$G$4]" office:value-type="float" office:value="5">
            <text:p>5</text:p>
          </table:table-cell>
          <table:table-cell table:formula="of:=MAX([.$F$4]+([.E34]-[.$B$5])/([.$B$4] - [.$B$5]) * ([.$G$4]-[.$F$4]); 0)" office:value-type="float" office:value="0">
            <text:p>0.00</text:p>
          </table:table-cell>
          <table:table-cell table:formula="of:=IF([.E34] &gt;= [.$B$4];[.$G$4];IF([.E34] &lt;= [.$B$5];[.$F$4];[.H34]))" office:value-type="float" office:value="5">
            <text:p>5.00</text:p>
          </table:table-cell>
          <table:table-cell/>
        </table:table-row>
        <table:table-row table:style-name="ro1" table:number-rows-repeated="6">
          <table:table-cell table:number-columns-repeated="4"/>
          <table:table-cell table:style-name="Default" table:number-columns-repeated="3"/>
          <table:table-cell table:style-name="ce7" table:number-columns-repeated="2"/>
          <table:table-cell/>
        </table:table-row>
        <table:table-row table:style-name="ro2">
          <table:table-cell table:number-columns-repeated="4"/>
          <table:table-cell table:style-name="ce3" office:value-type="string">
            <text:p>Density</text:p>
          </table:table-cell>
          <table:table-cell table:style-name="ce3" office:value-type="string">
            <text:p>Speed<text:span text:style-name="T1">max</text:span></text:p>
          </table:table-cell>
          <table:table-cell table:style-name="ce3" office:value-type="string">
            <text:p>FlowSpeed</text:p>
          </table:table-cell>
          <table:table-cell table:style-name="ce3" office:value-type="string">
            <text:p>MediumSpeed</text:p>
          </table:table-cell>
          <table:table-cell table:style-name="ce3" office:value-type="string">
            <text:p>Speed</text:p>
          </table:table-cell>
          <table:table-cell>
            <draw:frame table:end-cell-address="Sheet1.R79" table:end-x="0.2516in" table:end-y="0.0528in" draw:z-index="1" draw:style-name="gr1" svg:width="6.6783in" svg:height="6.7496in" svg:x="0.6854in" svg:y="0.0732in">
              <draw:object draw:notify-on-update-of-ranges="Sheet1.E42:Sheet1.E72 Sheet1.I41:Sheet1.I41 Sheet1.I42:Sheet1.I72 Sheet1.F41:Sheet1.F41 Sheet1.F42:Sheet1.F72 Sheet1.G41:Sheet1.G41 Sheet1.G42:Sheet1.G72 Sheet1.H41:Sheet1.H41 Sheet1.H42:Sheet1.H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Density_max</text:p>
          </table:table-cell>
          <table:table-cell table:style-name="ce2" office:value-type="float" office:value="0.8">
            <text:p>0.8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formula="of:=MAX([.$F$42]+([.E42]-[.$B$43])/([.$B$42] - [.$B$43]) * ([.$G$42]-[.$F$42]); 0)" office:value-type="float" office:value="32">
            <text:p>32.00</text:p>
          </table:table-cell>
          <table:table-cell table:formula="of:=IF([.E42] &gt;= [.$B$42];[.$G$42];IF([.E42] &lt;= [.$B$43];[.$F$42];[.H42]))" office:value-type="float" office:value="12">
            <text:p>12.00</text:p>
          </table:table-cell>
          <table:table-cell/>
        </table:table-row>
        <table:table-row table:style-name="ro1">
          <table:table-cell table:style-name="ce1" office:value-type="string">
            <text:p>Density_min</text:p>
          </table:table-cell>
          <table:table-cell table:style-name="ce2" office:value-type="float" office:value="0.5">
            <text:p>0.5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3]-[.$B$43])/([.$B$42] - [.$B$43]) * ([.$G$42]-[.$F$42]); 0)" office:value-type="float" office:value="30">
            <text:p>30.00</text:p>
          </table:table-cell>
          <table:table-cell table:formula="of:=IF([.E43] &gt;= [.$B$42];[.$G$42];IF([.E43] &lt;= [.$B$43];[.$F$42];[.H43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">
            <text:p>0.1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4]-[.$B$43])/([.$B$42] - [.$B$43]) * ([.$G$42]-[.$F$42]); 0)" office:value-type="float" office:value="28">
            <text:p>28.00</text:p>
          </table:table-cell>
          <table:table-cell table:formula="of:=IF([.E44] &gt;= [.$B$42];[.$G$42];IF([.E44] &lt;= [.$B$43];[.$F$42];[.H44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5">
            <text:p>0.1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5]-[.$B$43])/([.$B$42] - [.$B$43]) * ([.$G$42]-[.$F$42]); 0)" office:value-type="float" office:value="26">
            <text:p>26.00</text:p>
          </table:table-cell>
          <table:table-cell table:formula="of:=IF([.E45] &gt;= [.$B$42];[.$G$42];IF([.E45] &lt;= [.$B$43];[.$F$42];[.H45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>
            <text:p>0.2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6]-[.$B$43])/([.$B$42] - [.$B$43]) * ([.$G$42]-[.$F$42]); 0)" office:value-type="float" office:value="24">
            <text:p>24.00</text:p>
          </table:table-cell>
          <table:table-cell table:formula="of:=IF([.E46] &gt;= [.$B$42];[.$G$42];IF([.E46] &lt;= [.$B$43];[.$F$42];[.H46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5">
            <text:p>0.2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7]-[.$B$43])/([.$B$42] - [.$B$43]) * ([.$G$42]-[.$F$42]); 0)" office:value-type="float" office:value="22">
            <text:p>22.00</text:p>
          </table:table-cell>
          <table:table-cell table:formula="of:=IF([.E47] &gt;= [.$B$42];[.$G$42];IF([.E47] &lt;= [.$B$43];[.$F$42];[.H47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">
            <text:p>0.3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8]-[.$B$43])/([.$B$42] - [.$B$43]) * ([.$G$42]-[.$F$42]); 0)" office:value-type="float" office:value="20">
            <text:p>20.00</text:p>
          </table:table-cell>
          <table:table-cell table:formula="of:=IF([.E48] &gt;= [.$B$42];[.$G$42];IF([.E48] &lt;= [.$B$43];[.$F$42];[.H48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5">
            <text:p>0.3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49]-[.$B$43])/([.$B$42] - [.$B$43]) * ([.$G$42]-[.$F$42]); 0)" office:value-type="float" office:value="18">
            <text:p>18.00</text:p>
          </table:table-cell>
          <table:table-cell table:formula="of:=IF([.E49] &gt;= [.$B$42];[.$G$42];IF([.E49] &lt;= [.$B$43];[.$F$42];[.H49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>
            <text:p>0.4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0]-[.$B$43])/([.$B$42] - [.$B$43]) * ([.$G$42]-[.$F$42]); 0)" office:value-type="float" office:value="16">
            <text:p>16.00</text:p>
          </table:table-cell>
          <table:table-cell table:formula="of:=IF([.E50] &gt;= [.$B$42];[.$G$42];IF([.E50] &lt;= [.$B$43];[.$F$42];[.H50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5">
            <text:p>0.4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1]-[.$B$43])/([.$B$42] - [.$B$43]) * ([.$G$42]-[.$F$42]); 0)" office:value-type="float" office:value="14">
            <text:p>14.00</text:p>
          </table:table-cell>
          <table:table-cell table:formula="of:=IF([.E51] &gt;= [.$B$42];[.$G$42];IF([.E51] &lt;= [.$B$43];[.$F$42];[.H51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">
            <text:p>0.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2]-[.$B$43])/([.$B$42] - [.$B$43]) * ([.$G$42]-[.$F$42]); 0)" office:value-type="float" office:value="12">
            <text:p>12.00</text:p>
          </table:table-cell>
          <table:table-cell table:formula="of:=IF([.E52] &gt;= [.$B$42];[.$G$42];IF([.E52] &lt;= [.$B$43];[.$F$42];[.H52]))" office:value-type="float" office:value="12">
            <text:p>1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5">
            <text:p>0.5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3]-[.$B$43])/([.$B$42] - [.$B$43]) * ([.$G$42]-[.$F$42]); 0)" office:value-type="float" office:value="10">
            <text:p>10.00</text:p>
          </table:table-cell>
          <table:table-cell table:formula="of:=IF([.E53] &gt;= [.$B$42];[.$G$42];IF([.E53] &lt;= [.$B$43];[.$F$42];[.H53]))" office:value-type="float" office:value="10">
            <text:p>1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">
            <text:p>0.6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4]-[.$B$43])/([.$B$42] - [.$B$43]) * ([.$G$42]-[.$F$42]); 0)" office:value-type="float" office:value="8">
            <text:p>8.00</text:p>
          </table:table-cell>
          <table:table-cell table:formula="of:=IF([.E54] &gt;= [.$B$42];[.$G$42];IF([.E54] &lt;= [.$B$43];[.$F$42];[.H54]))" office:value-type="float" office:value="8">
            <text:p>8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5">
            <text:p>0.6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5]-[.$B$43])/([.$B$42] - [.$B$43]) * ([.$G$42]-[.$F$42]); 0)" office:value-type="float" office:value="6">
            <text:p>6.00</text:p>
          </table:table-cell>
          <table:table-cell table:formula="of:=IF([.E55] &gt;= [.$B$42];[.$G$42];IF([.E55] &lt;= [.$B$43];[.$F$42];[.H55]))" office:value-type="float" office:value="6">
            <text:p>6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">
            <text:p>0.7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6]-[.$B$43])/([.$B$42] - [.$B$43]) * ([.$G$42]-[.$F$42]); 0)" office:value-type="float" office:value="4">
            <text:p>4.00</text:p>
          </table:table-cell>
          <table:table-cell table:formula="of:=IF([.E56] &gt;= [.$B$42];[.$G$42];IF([.E56] &lt;= [.$B$43];[.$F$42];[.H56]))" office:value-type="float" office:value="4">
            <text:p>4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5">
            <text:p>0.7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7]-[.$B$43])/([.$B$42] - [.$B$43]) * ([.$G$42]-[.$F$42]); 0)" office:value-type="float" office:value="2">
            <text:p>2.00</text:p>
          </table:table-cell>
          <table:table-cell table:formula="of:=IF([.E57] &gt;= [.$B$42];[.$G$42];IF([.E57] &lt;= [.$B$43];[.$F$42];[.H57]))" office:value-type="float" office:value="2">
            <text:p>2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8]-[.$B$43])/([.$B$42] - [.$B$43]) * ([.$G$42]-[.$F$42]); 0)" office:value-type="float" office:value="0">
            <text:p>0.00</text:p>
          </table:table-cell>
          <table:table-cell table:formula="of:=IF([.E58] &gt;= [.$B$42];[.$G$42];IF([.E58] &lt;= [.$B$43];[.$F$42];[.H58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5">
            <text:p>0.8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59]-[.$B$43])/([.$B$42] - [.$B$43]) * ([.$G$42]-[.$F$42]); 0)" office:value-type="float" office:value="0">
            <text:p>0.00</text:p>
          </table:table-cell>
          <table:table-cell table:formula="of:=IF([.E59] &gt;= [.$B$42];[.$G$42];IF([.E59] &lt;= [.$B$43];[.$F$42];[.H59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">
            <text:p>0.9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0]-[.$B$43])/([.$B$42] - [.$B$43]) * ([.$G$42]-[.$F$42]); 0)" office:value-type="float" office:value="0">
            <text:p>0.00</text:p>
          </table:table-cell>
          <table:table-cell table:formula="of:=IF([.E60] &gt;= [.$B$42];[.$G$42];IF([.E60] &lt;= [.$B$43];[.$F$42];[.H60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5">
            <text:p>0.9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1]-[.$B$43])/([.$B$42] - [.$B$43]) * ([.$G$42]-[.$F$42]); 0)" office:value-type="float" office:value="0">
            <text:p>0.00</text:p>
          </table:table-cell>
          <table:table-cell table:formula="of:=IF([.E61] &gt;= [.$B$42];[.$G$42];IF([.E61] &lt;= [.$B$43];[.$F$42];[.H61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2]-[.$B$43])/([.$B$42] - [.$B$43]) * ([.$G$42]-[.$F$42]); 0)" office:value-type="float" office:value="0">
            <text:p>0.00</text:p>
          </table:table-cell>
          <table:table-cell table:formula="of:=IF([.E62] &gt;= [.$B$42];[.$G$42];IF([.E62] &lt;= [.$B$43];[.$F$42];[.H62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5">
            <text:p>1.0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3]-[.$B$43])/([.$B$42] - [.$B$43]) * ([.$G$42]-[.$F$42]); 0)" office:value-type="float" office:value="0">
            <text:p>0.00</text:p>
          </table:table-cell>
          <table:table-cell table:formula="of:=IF([.E63] &gt;= [.$B$42];[.$G$42];IF([.E63] &lt;= [.$B$43];[.$F$42];[.H63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">
            <text:p>1.1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4]-[.$B$43])/([.$B$42] - [.$B$43]) * ([.$G$42]-[.$F$42]); 0)" office:value-type="float" office:value="0">
            <text:p>0.00</text:p>
          </table:table-cell>
          <table:table-cell table:formula="of:=IF([.E64] &gt;= [.$B$42];[.$G$42];IF([.E64] &lt;= [.$B$43];[.$F$42];[.H64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5">
            <text:p>1.1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5]-[.$B$43])/([.$B$42] - [.$B$43]) * ([.$G$42]-[.$F$42]); 0)" office:value-type="float" office:value="0">
            <text:p>0.00</text:p>
          </table:table-cell>
          <table:table-cell table:formula="of:=IF([.E65] &gt;= [.$B$42];[.$G$42];IF([.E65] &lt;= [.$B$43];[.$F$42];[.H65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">
            <text:p>1.2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6]-[.$B$43])/([.$B$42] - [.$B$43]) * ([.$G$42]-[.$F$42]); 0)" office:value-type="float" office:value="0">
            <text:p>0.00</text:p>
          </table:table-cell>
          <table:table-cell table:formula="of:=IF([.E66] &gt;= [.$B$42];[.$G$42];IF([.E66] &lt;= [.$B$43];[.$F$42];[.H66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5">
            <text:p>1.2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7]-[.$B$43])/([.$B$42] - [.$B$43]) * ([.$G$42]-[.$F$42]); 0)" office:value-type="float" office:value="0">
            <text:p>0.00</text:p>
          </table:table-cell>
          <table:table-cell table:formula="of:=IF([.E67] &gt;= [.$B$42];[.$G$42];IF([.E67] &lt;= [.$B$43];[.$F$42];[.H67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">
            <text:p>1.3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8]-[.$B$43])/([.$B$42] - [.$B$43]) * ([.$G$42]-[.$F$42]); 0)" office:value-type="float" office:value="0">
            <text:p>0.00</text:p>
          </table:table-cell>
          <table:table-cell table:formula="of:=IF([.E68] &gt;= [.$B$42];[.$G$42];IF([.E68] &lt;= [.$B$43];[.$F$42];[.H68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5">
            <text:p>1.3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69]-[.$B$43])/([.$B$42] - [.$B$43]) * ([.$G$42]-[.$F$42]); 0)" office:value-type="float" office:value="0">
            <text:p>0.00</text:p>
          </table:table-cell>
          <table:table-cell table:formula="of:=IF([.E69] &gt;= [.$B$42];[.$G$42];IF([.E69] &lt;= [.$B$43];[.$F$42];[.H69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">
            <text:p>1.4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70]-[.$B$43])/([.$B$42] - [.$B$43]) * ([.$G$42]-[.$F$42]); 0)" office:value-type="float" office:value="0">
            <text:p>0.00</text:p>
          </table:table-cell>
          <table:table-cell table:formula="of:=IF([.E70] &gt;= [.$B$42];[.$G$42];IF([.E70] &lt;= [.$B$43];[.$F$42];[.H70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5">
            <text:p>1.4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71]-[.$B$43])/([.$B$42] - [.$B$43]) * ([.$G$42]-[.$F$42]); 0)" office:value-type="float" office:value="0">
            <text:p>0.00</text:p>
          </table:table-cell>
          <table:table-cell table:formula="of:=IF([.E71] &gt;= [.$B$42];[.$G$42];IF([.E71] &lt;= [.$B$43];[.$F$42];[.H71]))" office:value-type="float" office:value="0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">
            <text:p>1.5</text:p>
          </table:table-cell>
          <table:table-cell table:formula="of:=[.$F$42]" office:value-type="float" office:value="12">
            <text:p>12</text:p>
          </table:table-cell>
          <table:table-cell table:formula="of:=[.$G$42]" office:value-type="float" office:value="0">
            <text:p>0</text:p>
          </table:table-cell>
          <table:table-cell table:formula="of:=MAX([.$F$42]+([.E72]-[.$B$43])/([.$B$42] - [.$B$43]) * ([.$G$42]-[.$F$42]); 0)" office:value-type="float" office:value="0">
            <text:p>0.00</text:p>
          </table:table-cell>
          <table:table-cell table:formula="of:=IF([.E72] &gt;= [.$B$42];[.$G$42];IF([.E72] &lt;= [.$B$43];[.$F$42];[.H72]))" office:value-type="float" office:value="0">
            <text:p>0.00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7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2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mut Duregger</meta:initial-creator>
    <meta:creation-date>2011-03-16T10:04:14</meta:creation-date>
    <dc:date>2011-09-02T12:23:34</dc:date>
    <dc:creator>hell </dc:creator>
    <meta:editing-duration>PT7H19M19S</meta:editing-duration>
    <meta:editing-cycles>23</meta:editing-cycles>
    <meta:generator>LibreOffice/3.3$Unix LibreOffice_project/330m19$Build-202</meta:generator>
    <meta:document-statistic meta:table-count="3" meta:cell-count="3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55"/>
      <style:graphic-properties svg:stroke-color="#b3b3b3"/>
      <style:text-properties fo:font-family="'DejaVu Sans'" style:font-style-name="Book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'DejaVu Sans'" style:font-style-name="Book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ejaVu Sans'" style:font-style-name="Book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'DejaVu Sans'" style:font-style-name="Book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Fine_20_Dotted"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88cm" svg:stroke-color="#008080" draw:fill-color="#008080"/>
      <style:text-properties fo:font-size="6pt" style:font-size-asian="6pt" style:font-size-complex="6pt"/>
    </style:style>
    <style:style style:name="ch13" style:family="chart" style:data-style-name="N2">
      <style:chart-properties chart:symbol-type="none"/>
      <style:graphic-properties draw:stroke="dash" draw:stroke-dash="Ultrafine_20_Dashed" svg:stroke-width="0.088cm" svg:stroke-color="#b3b3b3" draw:fill-color="#b3b3b3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64cm" svg:height="17.142cm" xlink:href=".." xlink:type="simple" chart:class="chart:line" chart:column-mapping="3 0 1 2" chart:style-name="ch1">
        <chart:title svg:x="7.698cm" svg:y="0.478cm" chart:style-name="ch2">
          <text:p>Speed</text:p>
        </chart:title>
        <chart:legend chart:legend-position="end" svg:x="14.184cm" svg:y="7.741cm" chart:style-name="ch3"/>
        <chart:plot-area chart:style-name="ch4" table:cell-range-address="Sheet1.E41:Sheet1.I72" chart:data-source-has-labels="both" svg:x="1.35cm" svg:y="2.309cm" svg:width="12.156cm" svg:height="13.51cm">
          <chartooo:coordinate-region svg:x="1.971cm" svg:y="2.482cm" svg:width="11.394cm" svg:height="12.5cm"/>
          <chart:axis chart:dimension="x" chart:name="primary-x" chart:style-name="ch5">
            <chart:title svg:x="6.775cm" svg:y="16.161cm" chart:style-name="ch6">
              <text:p>Density</text:p>
            </chart:title>
            <chart:categories table:cell-range-address="Sheet1.E42:Sheet1.E72"/>
          </chart:axis>
          <chart:axis chart:dimension="y" chart:name="primary-y" chart:style-name="ch7">
            <chart:title svg:x="0.451cm" svg:y="9.624cm" chart:style-name="ch8">
              <text:p>Speed</text:p>
            </chart:title>
            <chart:grid chart:style-name="ch9" chart:class="major"/>
          </chart:axis>
          <chart:series chart:style-name="ch10" chart:values-cell-range-address="Sheet1.I42:Sheet1.I72" chart:label-cell-address="Sheet1.I41:Sheet1.I41" chart:class="chart:line">
            <chart:data-point chart:repeated="31"/>
          </chart:series>
          <chart:series chart:style-name="ch11" chart:values-cell-range-address="Sheet1.F42:Sheet1.F72" chart:label-cell-address="Sheet1.F41:Sheet1.F41" chart:class="chart:line">
            <chart:data-point chart:repeated="31"/>
          </chart:series>
          <chart:series chart:style-name="ch12" chart:values-cell-range-address="Sheet1.G42:Sheet1.G72" chart:label-cell-address="Sheet1.G41:Sheet1.G41" chart:class="chart:line">
            <chart:data-point chart:repeated="31"/>
          </chart:series>
          <chart:series chart:style-name="ch13" chart:values-cell-range-address="Sheet1.H42:Sheet1.H72" chart:label-cell-address="Sheet1.H41:Sheet1.H41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heet1.I41:Sheet1.I41</svg:desc>
                </draw:g>
              </table:table-cell>
              <table:table-cell office:value-type="string">
                <text:p>Speedmax</text:p>
                <draw:g>
                  <svg:desc>Sheet1.F41:Sheet1.F41</svg:desc>
                </draw:g>
              </table:table-cell>
              <table:table-cell office:value-type="string">
                <text:p>FlowSpeed</text:p>
                <draw:g>
                  <svg:desc>Sheet1.G41:Sheet1.G41</svg:desc>
                </draw:g>
              </table:table-cell>
              <table:table-cell office:value-type="string">
                <text:p>MediumSpeed</text:p>
                <draw:g>
                  <svg:desc>Sheet1.H41:Sheet1.H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E42:Sheet1.E72</svg:desc>
                </draw:g>
              </table:table-cell>
              <table:table-cell office:value-type="float" office:value="12">
                <text:p>12</text:p>
                <draw:g>
                  <svg:desc>Sheet1.I42:Sheet1.I72</svg:desc>
                </draw:g>
              </table:table-cell>
              <table:table-cell office:value-type="float" office:value="12">
                <text:p>12</text:p>
                <draw:g>
                  <svg:desc>Sheet1.F42:Sheet1.F72</svg:desc>
                </draw:g>
              </table:table-cell>
              <table:table-cell office:value-type="float" office:value="0">
                <text:p>0</text:p>
                <draw:g>
                  <svg:desc>Sheet1.G42:Sheet1.G72</svg:desc>
                </draw:g>
              </table:table-cell>
              <table:table-cell office:value-type="float" office:value="32">
                <text:p>32</text:p>
                <draw:g>
                  <svg:desc>Sheet1.H42:Sheet1.H72</svg:desc>
                </draw:g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3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5"/>
      <style:text-properties fo:font-family="'DejaVu Sans'" style:font-style-name="Book" fo:font-size="11pt" style:font-size-asian="8pt" style:font-size-complex="8pt"/>
    </style:style>
    <style:style style:name="ch5" style:family="chart">
      <style:chart-properties chart:auto-position="true" style:rotation-angle="0"/>
      <style:text-properties fo:font-family="'DejaVu Sans'" style:font-style-name="Book"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text-properties fo:font-family="'DejaVu Sans'" style:font-style-name="Book" fo:font-size="11pt" style:font-size-asian="8pt" style:font-size-complex="8pt"/>
    </style:style>
    <style:style style:name="ch7" style:family="chart">
      <style:chart-properties chart:auto-position="true" style:rotation-angle="90"/>
      <style:text-properties fo:font-family="'DejaVu Sans'" style:font-style-name="Book" fo:font-size="13pt" style:font-size-asian="9pt" style:font-size-complex="9pt"/>
    </style:style>
    <style:style style:name="ch8" style:family="chart" style:data-style-name="N2">
      <style:chart-properties chart:symbol-type="none"/>
      <style:graphic-properties svg:stroke-width="0.088cm" svg:stroke-color="#000000" draw:fill-color="#0000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draw:stroke="dash" draw:stroke-dash="Fine_20_Dotted" svg:stroke-width="0.051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draw:stroke="dash" draw:stroke-dash="Fine_20_Dashed_20__28_var_29_" svg:stroke-width="0.051cm" svg:stroke-color="#008080" draw:fill-color="#008080"/>
      <style:text-properties fo:font-size="6pt" style:font-size-asian="6pt" style:font-size-complex="6pt"/>
    </style:style>
    <style:style style:name="ch11" style:family="chart" style:data-style-name="N2">
      <style:chart-properties chart:symbol-type="none"/>
      <style:graphic-properties draw:stroke="dash" draw:stroke-dash="Ultrafine_20_Dashed" svg:stroke-width="0.051cm" svg:stroke-color="#b3b3b3" draw:fill-color="#b3b3b3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71cm" svg:height="9.856cm" xlink:href=".." xlink:type="simple" chart:class="chart:line" chart:column-mapping="3 0 1 2" chart:style-name="ch1">
        <chart:legend chart:legend-position="top" svg:x="2.641cm" svg:y="0.714cm" chart:style-name="ch2"/>
        <chart:plot-area chart:style-name="ch3" table:cell-range-address="Sheet1.E3:Sheet1.I34" chart:data-source-has-labels="both" svg:x="1.607cm" svg:y="1.888cm" svg:width="15.262cm" svg:height="6.545cm">
          <chartooo:coordinate-region svg:x="2.387cm" svg:y="2.127cm" svg:width="14.287cm" svg:height="5.241cm"/>
          <chart:axis chart:dimension="x" chart:name="primary-x" chart:style-name="ch4">
            <chart:title svg:x="8.295cm" svg:y="8.631cm" chart:style-name="ch5">
              <text:p>Density</text:p>
            </chart:title>
            <chart:categories table:cell-range-address="Sheet1.E4:Sheet1.E34"/>
          </chart:axis>
          <chart:axis chart:dimension="y" chart:name="primary-y" chart:style-name="ch6">
            <chart:title svg:x="0.451cm" svg:y="5.944cm" chart:style-name="ch7">
              <text:p>Speed</text:p>
            </chart:title>
          </chart:axis>
          <chart:series chart:style-name="ch8" chart:values-cell-range-address="Sheet1.I4:Sheet1.I34" chart:label-cell-address="Sheet1.I3:Sheet1.I3" chart:class="chart:line">
            <chart:data-point chart:repeated="31"/>
          </chart:series>
          <chart:series chart:style-name="ch9" chart:values-cell-range-address="Sheet1.F4:Sheet1.F34" chart:label-cell-address="Sheet1.F3:Sheet1.F3" chart:class="chart:line">
            <chart:data-point chart:repeated="31"/>
          </chart:series>
          <chart:series chart:style-name="ch10" chart:values-cell-range-address="Sheet1.G4:Sheet1.G34" chart:label-cell-address="Sheet1.G3:Sheet1.G3" chart:class="chart:line">
            <chart:data-point chart:repeated="31"/>
          </chart:series>
          <chart:series chart:style-name="ch11" chart:values-cell-range-address="Sheet1.H4:Sheet1.H34" chart:label-cell-address="Sheet1.H3:Sheet1.H3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heet1.I3:Sheet1.I3</svg:desc>
                </draw:g>
              </table:table-cell>
              <table:table-cell office:value-type="string">
                <text:p>Speedmax</text:p>
                <draw:g>
                  <svg:desc>Sheet1.F3:Sheet1.F3</svg:desc>
                </draw:g>
              </table:table-cell>
              <table:table-cell office:value-type="string">
                <text:p>FlowSpeed</text:p>
                <draw:g>
                  <svg:desc>Sheet1.G3:Sheet1.G3</svg:desc>
                </draw:g>
              </table:table-cell>
              <table:table-cell office:value-type="string">
                <text:p>MediumSpeed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E4:Sheet1.E34</svg:desc>
                </draw:g>
              </table:table-cell>
              <table:table-cell office:value-type="float" office:value="12">
                <text:p>12</text:p>
                <draw:g>
                  <svg:desc>Sheet1.I4:Sheet1.I34</svg:desc>
                </draw:g>
              </table:table-cell>
              <table:table-cell office:value-type="float" office:value="12">
                <text:p>12</text:p>
                <draw:g>
                  <svg:desc>Sheet1.F4:Sheet1.F34</svg:desc>
                </draw:g>
              </table:table-cell>
              <table:table-cell office:value-type="float" office:value="5">
                <text:p>5</text:p>
                <draw:g>
                  <svg:desc>Sheet1.G4:Sheet1.G34</svg:desc>
                </draw:g>
              </table:table-cell>
              <table:table-cell office:value-type="float" office:value="23.6666666666667">
                <text:p>23.6666666666667</text:p>
                <draw:g>
                  <svg:desc>Sheet1.H4:Sheet1.H34</svg:desc>
                </draw:g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.66666666666666">
                <text:p>9.6666666666666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9.66666666666666">
                <text:p>9.66666666666666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8.5">
                <text:p>8.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